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 style:list-style-name="L1">
      <style:text-properties style:font-name="Arial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Prueba Técnica <text:span text:style-name="T2">“Requerimientos”</text:span></text:p>
      <text:p text:style-name="P1"/>
      <text:list xml:id="list4778030920605589118" text:style-name="L1">
        <text:list-header>
          <text:p text:style-name="P4">Tiempo planeado de solución:</text:p>
          <text:p text:style-name="P2">9 - 10 horas</text:p>
          <text:list>
            <text:list-header>
              <text:p text:style-name="P2">De acuerdo a la complejidad. El tiempo de entrega lo estimo en 6 horas <text:s/>de programación y documentación 3-4 horas.</text:p>
              <text:p text:style-name="P2"><text:span text:style-name="T1"/></text:p>
            </text:list-header>
          </text:list>
          <text:p text:style-name="P4">Explicación de su solución:</text:p>
          <text:p text:style-name="P2">Con los pasos detallados para poder ejecutar su solución</text:p>
          <text:p text:style-name="P2">la solución es planteada con los lenguajes de programación PHP, HTML, CSS, MySQL y JavaScript, para realizar alertas y adicionales para su adecuado funcionamiento.</text:p>
          <text:p text:style-name="P4"/>
          <text:p text:style-name="P2"/>
          <text:p text:style-name="P2"><text:span text:style-name="T3">Manual de instalación:</text:span> </text:p>
          <text:p text:style-name="P2">Para realizar el proceso de instalacion de este aplicativo solo se requiere de tener instalada una base de datos en MySql, un servidor que contenga Apache para ejecutarlo localmente.</text:p>
          <text:p text:style-name="P2"/>
          <text:p text:style-name="P2">Se adjunta un archivo, el cual contiene de manera organizada cada uno de los elementos que requieren para que el aplicativo funcione de la manera mas adecuada.</text:p>
          <text:p text:style-name="P2"/>
          <text:p text:style-name="P2"/>
          <text:p text:style-name="P2"><text:s/>d. Tiempo real de solución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20:28:02.54</meta:creation-date>
    <dc:date>2017-11-16T11:51:51.40</dc:date>
    <meta:editing-duration>PT15H23M50S</meta:editing-duration>
    <meta:editing-cycles>6</meta:editing-cycles>
    <meta:generator>OpenOffice/4.1.4$Win32 OpenOffice.org_project/414m5$Build-9788</meta:generator>
    <meta:document-statistic meta:table-count="0" meta:image-count="0" meta:object-count="0" meta:page-count="1" meta:paragraph-count="11" meta:word-count="132" meta:character-count="823"/>
  </office:meta>
</office:document-meta>
</file>